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02B00007C060000295724B715029D7621FB.svg" manifest:media-type="image/svg+xml"/>
  <manifest:file-entry manifest:full-path="Pictures/10000001000004C900000198B9751BD6D70E61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749cm" svg:height="10.582cm" svg:x="1.058cm" svg:y="1.587cm">
          <draw:image xlink:href="Pictures/1000302B00007C060000295724B715029D7621FB.svg" xlink:type="simple" xlink:show="embed" xlink:actuate="onLoad" draw:mime-type="image/svg+xml">
            <text:p/>
          </draw:image>
          <draw:image xlink:href="Pictures/10000001000004C900000198B9751BD6D70E61B9.png" xlink:type="simple" xlink:show="embed" xlink:actuate="onLoad" draw:mime-type="image/png"/>
          <svg:desc>File name  = PLT__2023-05-18.11_20_38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9cm" fo:margin-bottom="0.869cm" fo:margin-left="0.869cm" fo:margin-right="0.869cm" fo:page-width="31.75cm" fo:page-height="10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15:16:18.519000000</dc:date>
    <meta:editing-duration>PT2H39M34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